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dash" draw:stroke-dash="Fine_20_Dashed" svg:stroke-width="0.106cm" svg:stroke-color="#ff66cc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2" style:family="graphic" style:parent-style-name="standard">
      <style:graphic-properties draw:fill="solid" draw:fill-color="#eeeeee" draw:textarea-vertical-align="top"/>
    </style:style>
    <style:style style:name="gr3" style:family="graphic" style:parent-style-name="standard">
      <style:graphic-properties draw:fill="solid" draw:fill-color="#eeeeee" draw:textarea-vertical-align="middle"/>
    </style:style>
    <style:style style:name="gr4" style:family="graphic" style:parent-style-name="standard">
      <style:graphic-properties draw:fill="solid" draw:fill-color="#ffd320" draw:textarea-vertical-align="middle"/>
    </style:style>
    <style:style style:name="gr5" style:family="graphic" style:parent-style-name="standard">
      <style:graphic-properties draw:stroke="dash" draw:stroke-dash="Fine_20_Dashed" draw:fill="solid" draw:fill-color="#99ffff" draw:textarea-vertical-align="middle"/>
    </style:style>
    <style:style style:name="gr6" style:family="graphic" style:parent-style-name="standard">
      <style:graphic-properties draw:fill="solid" draw:fill-color="#dddddd" draw:textarea-vertical-align="top"/>
    </style:style>
    <style:style style:name="gr7" style:family="graphic" style:parent-style-name="standard">
      <style:graphic-properties draw:fill="solid" draw:fill-color="#cccccc" draw:textarea-vertical-align="middle"/>
    </style:style>
    <style:style style:name="gr8" style:family="graphic" style:parent-style-name="objectwithoutfill">
      <style:graphic-properties draw:marker-start="Arrow" draw:marker-start-width="0.3cm" draw:marker-end="" draw:marker-end-width="0.3cm" draw:fill="none" draw:textarea-vertical-align="middle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3cm" fo:min-width="3.702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33cm" fo:min-width="0cm"/>
    </style:style>
    <style:style style:name="gr12" style:family="graphic" style:parent-style-name="standard">
      <style:graphic-properties draw:stroke="dash" draw:stroke-dash="Fine_20_Dashed" draw:fill="solid" draw:fill-color="#eeeeee" draw:textarea-vertical-align="middle"/>
    </style:style>
    <style:style style:name="gr13" style:family="graphic" style:parent-style-name="standard">
      <style:graphic-properties draw:stroke="solid" draw:stroke-dash="Fine_20_Dashed" draw:fill="solid" draw:fill-color="#dddddd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eeeeee"/>
      <style:paragraph-properties fo:text-align="center"/>
    </style:style>
    <style:style style:name="P4" style:family="paragraph">
      <loext:graphic-properties draw:fill="solid" draw:fill-color="#ffd320"/>
      <style:paragraph-properties fo:text-align="center"/>
    </style:style>
    <style:style style:name="P5" style:family="paragraph">
      <loext:graphic-properties draw:fill="solid" draw:fill-color="#99ffff"/>
      <style:paragraph-properties fo:text-align="center"/>
    </style:style>
    <style:style style:name="P6" style:family="paragraph">
      <loext:graphic-properties draw:fill="solid" draw:fill-color="#dddddd"/>
      <style:paragraph-properties fo:text-align="center"/>
    </style:style>
    <style:style style:name="P7" style:family="paragraph">
      <loext:graphic-properties draw:fill="solid" draw:fill-color="#cccccc"/>
      <style:paragraph-properties fo:text-align="center"/>
    </style:style>
    <style:style style:name="P8" style:family="paragraph">
      <loext:graphic-properties draw:fill="none" draw:fill-color="#ffffff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20.9cm" svg:y1="4.1cm" svg:x2="21cm" svg:y2="37.5cm">
          <text:p/>
        </draw:line>
        <draw:rect draw:style-name="gr2" draw:text-style-name="P3" xml:id="id4" draw:id="id4" draw:layer="layout" svg:width="15.3cm" svg:height="13.3cm" svg:x="13.25cm" svg:y="9.3cm">
          <draw:glue-point draw:id="4" svg:x="-5cm" svg:y="3.494cm"/>
          <text:p text:style-name="P2">Board Layer</text:p>
        </draw:rect>
        <draw:rect draw:style-name="gr3" draw:text-style-name="P3" xml:id="id3" draw:id="id3" draw:layer="layout" svg:width="9.5cm" svg:height="2.8cm" svg:x="16.15cm" svg:y="24cm">
          <text:p text:style-name="P2">Core Layer<text:line-break/>(PSU application logic)</text:p>
        </draw:rect>
        <draw:rect draw:style-name="gr4" draw:text-style-name="P4" xml:id="id2" draw:id="id2" draw:layer="layout" svg:width="6.4cm" svg:height="2.8cm" svg:x="21.8cm" svg:y="34.3cm">
          <text:p text:style-name="P2">Simulator Console<text:line-break/>and<text:line-break/>Front Panel GUI</text:p>
        </draw:rect>
        <draw:rect draw:style-name="gr5" draw:text-style-name="P5" xml:id="id6" draw:id="id6" draw:layer="layout" svg:width="6.4cm" svg:height="2.8cm" svg:x="13.3cm" svg:y="5.3cm">
          <text:p text:style-name="P2">Arduino Platform</text:p>
        </draw:rect>
        <draw:rect draw:style-name="gr4" draw:text-style-name="P4" xml:id="id5" draw:id="id5" draw:layer="layout" svg:width="6.4cm" svg:height="2.8cm" svg:x="22cm" svg:y="5.3cm">
          <text:p text:style-name="P2">Simulator<text:line-break/>Emulation Layer</text:p>
        </draw:rect>
        <draw:rect draw:style-name="gr6" draw:text-style-name="P6" draw:layer="layout" svg:width="6.7cm" svg:height="5.2cm" svg:x="21.3cm" svg:y="13.2cm">
          <text:p text:style-name="P2">Post-regulator</text:p>
        </draw:rect>
        <draw:rect draw:style-name="gr7" draw:text-style-name="P7" draw:layer="layout" svg:width="5.7cm" svg:height="1.2cm" svg:x="21.8cm" svg:y="14.4cm">
          <text:p text:style-name="P2">ADC</text:p>
        </draw:rect>
        <draw:rect draw:style-name="gr7" draw:text-style-name="P7" draw:layer="layout" svg:width="5.7cm" svg:height="1.2cm" svg:x="21.8cm" svg:y="15.6cm">
          <text:p text:style-name="P2">DAC</text:p>
        </draw:rect>
        <draw:rect draw:style-name="gr7" draw:text-style-name="P7" xml:id="id7" draw:id="id7" draw:layer="layout" svg:width="5.7cm" svg:height="1.2cm" svg:x="21.8cm" svg:y="16.8cm">
          <text:p text:style-name="P2">IO Expander</text:p>
        </draw:rect>
        <draw:rect draw:style-name="gr6" draw:text-style-name="P6" draw:layer="layout" svg:width="6.1cm" svg:height="10cm" svg:x="14cm" svg:y="12.1cm">
          <text:p text:style-name="P2">Shield</text:p>
        </draw:rect>
        <draw:rect draw:style-name="gr7" draw:text-style-name="P7" draw:layer="layout" svg:width="2.6cm" svg:height="1.2cm" svg:x="14.4cm" svg:y="13.3cm">
          <text:p text:style-name="P2">BP</text:p>
        </draw:rect>
        <draw:rect draw:style-name="gr7" draw:text-style-name="P7" draw:layer="layout" svg:width="5.3cm" svg:height="1.2cm" svg:x="14.4cm" svg:y="14.5cm">
          <text:p text:style-name="P2">EEPROM</text:p>
        </draw:rect>
        <draw:rect draw:style-name="gr7" draw:text-style-name="P7" draw:layer="layout" svg:width="2.7cm" svg:height="1.2cm" svg:x="17cm" svg:y="13.3cm">
          <text:p text:style-name="P2">RTC</text:p>
        </draw:rect>
        <draw:rect draw:style-name="gr7" draw:text-style-name="P7" xml:id="id10" draw:id="id10" draw:layer="layout" svg:width="5.3cm" svg:height="1.2cm" svg:x="14.4cm" svg:y="15.7cm">
          <text:p text:style-name="P2">Ethernet</text:p>
        </draw:rect>
        <draw:rect draw:style-name="gr7" draw:text-style-name="P7" xml:id="id8" draw:id="id8" draw:layer="layout" svg:width="5.3cm" svg:height="1.2cm" svg:x="14.4cm" svg:y="16.9cm">
          <text:p text:style-name="P2">Serial</text:p>
        </draw:rect>
        <draw:rect draw:style-name="gr7" draw:text-style-name="P7" draw:layer="layout" svg:width="5.3cm" svg:height="1.2cm" svg:x="14.4cm" svg:y="18.1cm">
          <text:p text:style-name="P2">Temperature</text:p>
        </draw:rect>
        <draw:connector draw:style-name="gr8" draw:text-style-name="P1" draw:layer="layout" draw:type="curve" svg:x1="20.9cm" svg:y1="32.3cm" svg:x2="25cm" svg:y2="34.3cm" draw:start-shape="id1" draw:start-glue-point="2" draw:end-shape="id2" draw:end-glue-point="0" svg:d="M20900 32300c0 1500 4100 500 4100 2000" svg:viewBox="0 0 4101 2001">
          <text:p/>
        </draw:connector>
        <draw:connector draw:style-name="gr9" draw:text-style-name="P1" draw:layer="layout" svg:x1="20.9cm" svg:y1="24cm" svg:x2="20.9cm" svg:y2="22.6cm" draw:start-shape="id3" draw:start-glue-point="0" draw:end-shape="id4" draw:end-glue-point="2" svg:d="M20900 24000v-1400" svg:viewBox="0 0 1 1401">
          <text:p/>
        </draw:connector>
        <draw:frame draw:style-name="gr10" draw:text-style-name="P8" draw:layer="layout" svg:width="4.202cm" svg:height="0.983cm" svg:x="23.6cm" svg:y="4cm">
          <draw:text-box>
            <text:p><text:span text:style-name="T1">SIMULATOR</text:span></text:p>
          </draw:text-box>
        </draw:frame>
        <draw:frame draw:style-name="gr11" draw:text-style-name="P8" draw:layer="layout" svg:width="3.11cm" svg:height="0.983cm" svg:x="14.323cm" svg:y="4cm">
          <draw:text-box>
            <text:p><text:span text:style-name="T1">SKETCH</text:span></text:p>
          </draw:text-box>
        </draw:frame>
        <draw:connector draw:style-name="gr9" draw:text-style-name="P1" draw:layer="layout" draw:type="curve" svg:x1="20.9cm" svg:y1="9.3cm" svg:x2="25.2cm" svg:y2="8.1cm" draw:start-shape="id4" draw:start-glue-point="0" draw:end-shape="id5" draw:end-glue-point="2" svg:d="M20900 9300c0-900 4300-300 4300-1200" svg:viewBox="0 0 4301 1201">
          <text:p/>
        </draw:connector>
        <draw:connector draw:style-name="gr9" draw:text-style-name="P1" draw:layer="layout" draw:type="curve" svg:x1="20.9cm" svg:y1="9.3cm" svg:x2="16.5cm" svg:y2="8.1cm" draw:start-shape="id4" draw:start-glue-point="0" draw:end-shape="id6" draw:end-glue-point="2" svg:d="M20900 9300c0-900-4400-300-4400-1200" svg:viewBox="0 0 4401 1201">
          <text:p/>
        </draw:connector>
        <draw:rect draw:style-name="gr12" draw:text-style-name="P3" xml:id="id11" draw:id="id11" draw:layer="layout" svg:width="5cm" svg:height="1.1cm" svg:x="6.4cm" svg:y="29.9cm">
          <text:p text:style-name="P2">scpi-parser</text:p>
        </draw:rect>
        <draw:rect draw:style-name="gr5" draw:text-style-name="P5" xml:id="id14" draw:id="id14" draw:layer="layout" svg:width="7.3cm" svg:height="1.2cm" svg:x="5.7cm" svg:y="4.3cm">
          <text:p text:style-name="P2">UIPEthernet / Ethernet2</text:p>
        </draw:rect>
        <draw:rect draw:style-name="gr13" draw:text-style-name="P6" draw:layer="layout" svg:width="6.7cm" svg:height="1.2cm" svg:x="17.55cm" svg:y="10.4cm">
          <text:p text:style-name="P2">eez_psu_lib</text:p>
        </draw:rect>
        <draw:connector draw:style-name="gr9" draw:text-style-name="P1" draw:layer="layout" draw:type="curve" svg:x1="27.5cm" svg:y1="17.4cm" svg:x2="25.65cm" svg:y2="25.4cm" draw:start-shape="id7" draw:start-glue-point="1" draw:end-shape="id3" draw:end-glue-point="1" svg:d="M27500 17400c751 0 1676 8000-1850 8000" svg:viewBox="0 0 2549 8001">
          <text:p/>
        </draw:connector>
        <draw:rect draw:style-name="gr7" draw:text-style-name="P7" draw:layer="layout" svg:width="5.3cm" svg:height="1.2cm" svg:x="14.4cm" svg:y="19.3cm">
          <text:p text:style-name="P2">Fan</text:p>
        </draw:rect>
        <draw:rect draw:style-name="gr7" draw:text-style-name="P7" draw:layer="layout" svg:width="5.3cm" svg:height="1.2cm" svg:x="14.4cm" svg:y="20.5cm">
          <text:p text:style-name="P2">Buzzer</text:p>
        </draw:rect>
        <draw:rect draw:style-name="gr5" draw:text-style-name="P5" xml:id="id13" draw:id="id13" draw:layer="layout" svg:width="7.3cm" svg:height="1.2cm" svg:x="3.7cm" svg:y="6.2cm">
          <text:p text:style-name="P2">UTFT_Pro</text:p>
        </draw:rect>
        <draw:rect draw:style-name="gr2" draw:text-style-name="P3" xml:id="id1" draw:id="id1" draw:layer="layout" svg:width="15.2cm" svg:height="4.1cm" svg:x="13.3cm" svg:y="28.2cm">
          <draw:glue-point draw:id="4" svg:x="-5cm" svg:y="3.494cm"/>
          <text:p text:style-name="P2">Control Layer</text:p>
        </draw:rect>
        <draw:rect draw:style-name="gr13" draw:text-style-name="P6" xml:id="id9" draw:id="id9" draw:layer="layout" svg:width="6.7cm" svg:height="1.9cm" svg:x="13.8cm" svg:y="29.5cm">
          <text:p text:style-name="P2">SCPI</text:p>
          <text:p text:style-name="P2">(remote control)</text:p>
        </draw:rect>
        <draw:rect draw:style-name="gr13" draw:text-style-name="P6" xml:id="id12" draw:id="id12" draw:layer="layout" svg:width="6.7cm" svg:height="1.9cm" svg:x="21.3cm" svg:y="29.5cm">
          <text:p text:style-name="P2">TFT touch GUI</text:p>
          <text:p text:style-name="P2">(local control)</text:p>
        </draw:rect>
        <draw:connector draw:style-name="gr9" draw:text-style-name="P1" draw:layer="layout" draw:type="curve" draw:line-skew="-0.499cm" svg:x1="14.4cm" svg:y1="17.5cm" svg:x2="13.8cm" svg:y2="30.45cm" draw:start-shape="id8" draw:start-glue-point="3" draw:end-shape="id9" draw:end-glue-point="3" svg:d="M14400 17500c-2400 0-2100 12950-600 12950" svg:viewBox="0 0 1766 12951">
          <text:p/>
        </draw:connector>
        <draw:connector draw:style-name="gr9" draw:text-style-name="P1" draw:layer="layout" draw:type="curve" draw:line-skew="-1.099cm" svg:x1="14.4cm" svg:y1="16.3cm" svg:x2="13.8cm" svg:y2="30.45cm" draw:start-shape="id10" draw:start-glue-point="3" draw:end-shape="id9" draw:end-glue-point="3" svg:d="M14400 16300c-3300 0-3000 14150-600 14150" svg:viewBox="0 0 2440 14151">
          <text:p/>
        </draw:connector>
        <draw:connector draw:style-name="gr9" draw:text-style-name="P1" draw:layer="layout" svg:x1="13.8cm" svg:y1="30.45cm" svg:x2="11.4cm" svg:y2="30.45cm" draw:start-shape="id9" draw:start-glue-point="3" draw:end-shape="id11" draw:end-glue-point="1" svg:d="M13800 30450h-2400" svg:viewBox="0 0 2401 1">
          <text:p/>
        </draw:connector>
        <draw:connector draw:style-name="gr9" draw:text-style-name="P1" draw:layer="layout" svg:x1="20.9cm" svg:y1="28.2cm" svg:x2="20.9cm" svg:y2="26.8cm" draw:start-shape="id1" draw:start-glue-point="0" draw:end-shape="id3" draw:end-glue-point="2" svg:d="M20900 28200v-1400" svg:viewBox="0 0 1 1401">
          <text:p/>
        </draw:connector>
        <draw:connector draw:style-name="gr9" draw:text-style-name="P1" draw:layer="layout" draw:type="curve" svg:x1="21.3cm" svg:y1="30.45cm" svg:x2="7.35cm" svg:y2="7.4cm" draw:start-shape="id12" draw:start-glue-point="3" draw:end-shape="id13" draw:end-glue-point="2" svg:d="M21300 30450c-9300 0-13950-7683-13950-23050" svg:viewBox="0 0 13951 23051">
          <text:p/>
        </draw:connector>
        <draw:connector draw:style-name="gr9" draw:text-style-name="P1" draw:layer="layout" draw:type="curve" svg:x1="14.4cm" svg:y1="16.3cm" svg:x2="9.35cm" svg:y2="5.5cm" draw:start-shape="id10" draw:start-glue-point="3" draw:end-shape="id14" draw:end-glue-point="2" svg:d="M14400 16300c-3367 0-5050-3600-5050-10800" svg:viewBox="0 0 5051 108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hr" fo:country="HR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59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rtin Vladic</meta:initial-creator>
    <meta:creation-date>2015-12-21T14:39:22.39</meta:creation-date>
    <dc:date>2016-10-07T11:41:59.139000000</dc:date>
    <meta:editing-duration>PT1H16M43S</meta:editing-duration>
    <meta:editing-cycles>10</meta:editing-cycles>
    <meta:generator>LibreOffice/5.1.3.2$Windows_x86 LibreOffice_project/644e4637d1d8544fd9f56425bd6cec110e49301b</meta:generator>
    <meta:document-statistic meta:object-count="39"/>
  </office:meta>
</office:document-meta>
</file>